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paragraph-properties fo:line-height="115%"/>
    </style:style>
    <style:style style:name="P3" style:family="paragraph" style:parent-style-name="Text_20_body" style:list-style-name="L1">
      <style:paragraph-properties fo:margin-top="0in" fo:margin-bottom="0.0835in"/>
    </style:style>
    <style:style style:name="P4" style:family="paragraph" style:parent-style-name="Text_20_body" style:list-style-name="L1">
      <style:paragraph-properties fo:margin-top="0in" fo:margin-bottom="0.0835in"/>
    </style:style>
    <style:style style:name="P5" style:family="paragraph" style:parent-style-name="Text_20_body" style:list-style-name="L1">
      <style:paragraph-properties fo:margin-top="0in" fo:margin-bottom="0.0835in"/>
    </style:style>
    <style:style style:name="P6" style:family="paragraph" style:parent-style-name="Text_20_body" style:list-style-name="L1">
      <style:paragraph-properties fo:margin-top="0in" fo:margin-bottom="0.0835in"/>
    </style:style>
    <style:style style:name="T1" style:family="text">
      <style:text-properties fo:language="fr" fo:country="FR"/>
    </style:style>
    <style:style style:name="T2" style:family="text">
      <style:text-properties fo:font-variant="normal" fo:text-transform="none" style:font-name="Symbol"/>
    </style:style>
    <style:style style:name="T3" style:family="text">
      <style:text-properties fo:font-variant="normal" fo:text-transform="none" style:font-name="Symbol" fo:language="fr" fo:country="FR"/>
    </style:style>
    <style:style style:name="T4" style:family="text">
      <style:text-properties style:font-name="Symbol"/>
    </style:style>
    <style:style style:name="T5" style:family="text">
      <style:text-properties style:font-name="Symbol" fo:language="fr" fo:country="FR"/>
    </style:style>
    <style:style style:name="T6" style:family="text">
      <style:text-properties style:font-name="Calibri" fo:font-size="11pt" fo:language="fr" fo:country="FR"/>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 text:is-list-header="true">Application for this and that</text:h>
        <text:p text:style-name="Text_20_body">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2" text:outline-level="2" text:is-list-header="true">List</text:h>
        <text:p text:style-name="Text_20_body">Nulla a justo nec risus malesuada :</text:p>
        <text:p text:style-name="Text_20_body"><text:span text:style-name="T4">·</text:span><text:span text:style-name="T2">         </text:span>Lorem ipsum dolor sit amet, consectetur adipiscing elit.</text:p>
        <text:p text:style-name="Text_20_body"><text:span text:style-name="T4">·</text:span><text:span text:style-name="T2">         </text:span>Nulla sagittis magna at lacus adipiscing vulputate blandit libero hendrerit.</text:p>
        <text:p text:style-name="Text_20_body"><text:span text:style-name="T5">·</text:span><text:span text:style-name="T3">         </text:span><text:span text:style-name="T1">Nullam a est eget ipsum egestas tristique.</text:span></text:p>
        <text:h text:style-name="Heading_20_1" text:outline-level="1" text:is-list-header="true">Header One</text:h>
        <text:p text:style-name="P1">Cras rutrum mollis nunc, ullamcorper porta neque cursus consequat. Etiam ut semper ligula. Fusce ac odio at urna lacinia facilisis non scelerisque nunc. Sed turpis libero, ultricies imperdiet dapibus eget,<text:span text:style-name="T1"> sodales vel massa. Phasellus mattis felis a libero tincidunt consectetur ut vitae ligula. </text:span></text:p>
        <text:p text:style-name="P1">Pellentesque sapien lacus, aliquet varius vestibulum vitae, consectetur ut sapien. </text:p>
        <text:h text:style-name="Heading_20_2" text:outline-level="2" text:is-list-header="true">Another list</text:h>
        <text:p text:style-name="Text_20_body">Phasellus mattis felis a libero tincidunt consectetur ut vitae ligula :</text:p>
        <text:list text:style-name="L1">
          <text:list-item>
            <text:p text:style-name="P3">Aenean ultrices mi at erat egestas vitae venenatis est accumsan. </text:p>
          </text:list-item>
          <text:list-item>
            <text:p text:style-name="P3"><text:span text:style-name="T1">Nulla malesuada ipsum non nulla bibendum ac hendrerit ipsum eleifend.</text:span> </text:p>
          </text:list-item>
          <text:list-item>
            <text:p text:style-name="P3">Morbi porta iaculis massa, sed scelerisque felis fringilla ornare. </text:p>
          </text:list-item>
          <text:list-item>
            <text:p text:style-name="P3">Donec eleifend tellus at purus placerat pharetra. </text:p>
          </text:list-item>
        </text:list>
        <text:h text:style-name="Heading_20_1" text:outline-level="1" text:is-list-header="true">Another Header One</text:h>
        <text:p text:style-name="P1">Cras rutrum mollis nunc, ullamcorper porta neque cursus consequat. Etiam ut semper ligula. Fusce ac odio at urna lacinia facilisis non scelerisque nunc. Sed turpis libero, ultricies imperdiet dapibus eget, sodales vel massa. Phasellus mattis felis a libero tincidunt consectetur ut vitae ligula. </text:p>
        <text:p text:style-name="P2"><text:span text:style-name="T6">Pellentesque sapien lacus, aliquet varius vestibulum vitae, consec</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11-01-31T08:56:51</meta:creation-date>
    <dc:date>2011-01-31T13:23:18</dc:date>
    <dc:language>en-US</dc:language>
    <meta:editing-cycles>2</meta:editing-cycles>
    <meta:editing-duration>PT1M10S</meta:editing-duration>
    <meta:user-defined meta:name="Info 1"/>
    <meta:user-defined meta:name="Info 2"/>
    <meta:user-defined meta:name="Info 3"/>
    <meta:user-defined meta:name="Info 4"/>
    <meta:document-statistic meta:table-count="0" meta:image-count="0" meta:object-count="0" meta:page-count="1" meta:paragraph-count="19" meta:word-count="256" meta:character-count="1783"/>
  </office:meta>
</office:document-meta>
</file>